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b29a" officeooo:paragraph-rsid="000fb29a"/>
    </style:style>
    <style:style style:name="P2" style:family="paragraph" style:parent-style-name="Standard">
      <style:text-properties officeooo:rsid="000fb29a" officeooo:paragraph-rsid="001943fb"/>
    </style:style>
    <style:style style:name="P3" style:family="paragraph" style:parent-style-name="Standard">
      <style:text-properties officeooo:rsid="000fb29a" officeooo:paragraph-rsid="00173c33"/>
    </style:style>
    <style:style style:name="P4" style:family="paragraph" style:parent-style-name="Standard">
      <style:text-properties officeooo:rsid="000fb29a" officeooo:paragraph-rsid="001f1ad4"/>
    </style:style>
    <style:style style:name="P5" style:family="paragraph" style:parent-style-name="Standard">
      <style:text-properties officeooo:rsid="001151eb" officeooo:paragraph-rsid="001151eb"/>
    </style:style>
    <style:style style:name="P6" style:family="paragraph" style:parent-style-name="Standard">
      <style:text-properties officeooo:rsid="001151eb" officeooo:paragraph-rsid="001dd3c0"/>
    </style:style>
    <style:style style:name="P7" style:family="paragraph" style:parent-style-name="Standard">
      <style:text-properties officeooo:rsid="001151eb" officeooo:paragraph-rsid="0022ce26"/>
    </style:style>
    <style:style style:name="P8" style:family="paragraph" style:parent-style-name="Standard">
      <style:text-properties officeooo:rsid="0012c2ef" officeooo:paragraph-rsid="0012c2ef"/>
    </style:style>
    <style:style style:name="P9" style:family="paragraph" style:parent-style-name="Standard">
      <style:text-properties officeooo:rsid="0015aed1" officeooo:paragraph-rsid="0015aed1"/>
    </style:style>
    <style:style style:name="P10" style:family="paragraph" style:parent-style-name="Standard">
      <style:text-properties officeooo:rsid="00113c10" officeooo:paragraph-rsid="001f1ad4"/>
    </style:style>
    <style:style style:name="P11" style:family="paragraph" style:parent-style-name="Standard">
      <style:text-properties officeooo:rsid="001943fb" officeooo:paragraph-rsid="001943fb"/>
    </style:style>
    <style:style style:name="P12" style:family="paragraph" style:parent-style-name="Standard">
      <style:text-properties officeooo:paragraph-rsid="001943fb"/>
    </style:style>
    <style:style style:name="P13" style:family="paragraph" style:parent-style-name="Standard">
      <style:text-properties officeooo:rsid="001a343f" officeooo:paragraph-rsid="001a343f"/>
    </style:style>
    <style:style style:name="P14" style:family="paragraph" style:parent-style-name="Standard">
      <style:text-properties officeooo:rsid="001dd3c0" officeooo:paragraph-rsid="001dd3c0"/>
    </style:style>
    <style:style style:name="P15" style:family="paragraph" style:parent-style-name="Standard">
      <style:text-properties officeooo:paragraph-rsid="0017d64d"/>
    </style:style>
    <style:style style:name="P16" style:family="paragraph" style:parent-style-name="Standard">
      <style:text-properties officeooo:rsid="001f1ad4" officeooo:paragraph-rsid="001f1ad4"/>
    </style:style>
    <style:style style:name="P17" style:family="paragraph" style:parent-style-name="Standard">
      <style:text-properties fo:font-weight="bold" officeooo:rsid="001f1ad4" officeooo:paragraph-rsid="001f1ad4" style:font-weight-asian="bold" style:font-weight-complex="bold"/>
    </style:style>
    <style:style style:name="P18" style:family="paragraph" style:parent-style-name="Standard">
      <style:text-properties fo:font-weight="bold" officeooo:rsid="00212dc0" officeooo:paragraph-rsid="00212dc0" style:font-weight-asian="bold" style:font-weight-complex="bold"/>
    </style:style>
    <style:style style:name="P19" style:family="paragraph" style:parent-style-name="Standard">
      <style:text-properties fo:font-weight="bold" officeooo:rsid="001151eb" officeooo:paragraph-rsid="0022ce26" style:font-weight-asian="bold" style:font-weight-complex="bold"/>
    </style:style>
    <style:style style:name="P20" style:family="paragraph" style:parent-style-name="Standard">
      <style:text-properties fo:font-weight="bold" officeooo:rsid="0022ce26" officeooo:paragraph-rsid="0022ce26" style:font-weight-asian="bold" style:font-weight-complex="bold"/>
    </style:style>
    <style:style style:name="P21" style:family="paragraph" style:parent-style-name="Standard">
      <style:text-properties officeooo:paragraph-rsid="001f4911"/>
    </style:style>
    <style:style style:name="P22" style:family="paragraph" style:parent-style-name="Standard">
      <style:text-properties officeooo:rsid="001f4911" officeooo:paragraph-rsid="001f4911"/>
    </style:style>
    <style:style style:name="P23" style:family="paragraph" style:parent-style-name="Standard">
      <style:text-properties officeooo:rsid="00212dc0" officeooo:paragraph-rsid="00212dc0"/>
    </style:style>
    <style:style style:name="P24" style:family="paragraph" style:parent-style-name="Standard">
      <style:text-properties officeooo:paragraph-rsid="00212dc0"/>
    </style:style>
    <style:style style:name="P25" style:family="paragraph" style:parent-style-name="Standard">
      <style:text-properties officeooo:paragraph-rsid="0022ce26"/>
    </style:style>
    <style:style style:name="P26" style:family="paragraph" style:parent-style-name="Standard">
      <style:text-properties officeooo:rsid="00262fd3" officeooo:paragraph-rsid="00262fd3"/>
    </style:style>
    <style:style style:name="P2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151eb" officeooo:paragraph-rsid="00124e1d"/>
    </style:style>
    <style:style style:name="P2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13c10" officeooo:paragraph-rsid="00173c33"/>
    </style:style>
    <style:style style:name="P29" style:family="paragraph" style:parent-style-name="Standard">
      <style:paragraph-properties fo:padding="0.0291in" fo:border-left="none" fo:border-right="none" fo:border-top="none" fo:border-bottom="0.99pt solid #000000" style:join-border="false"/>
    </style:style>
    <style:style style:name="P30" style:family="paragraph" style:parent-style-name="Table_20_Contents">
      <style:text-properties officeooo:rsid="001480f8"/>
    </style:style>
    <style:style style:name="P31" style:family="paragraph" style:parent-style-name="Table_20_Contents">
      <style:text-properties officeooo:rsid="001480f8" officeooo:paragraph-rsid="001480f8"/>
    </style:style>
    <style:style style:name="P32" style:family="paragraph" style:parent-style-name="Table_20_Contents">
      <style:text-properties officeooo:paragraph-rsid="0022ce26"/>
    </style:style>
    <style:style style:name="P33" style:family="paragraph" style:parent-style-name="Table_20_Contents">
      <style:text-properties officeooo:rsid="00262fd3" officeooo:paragraph-rsid="00262fd3"/>
    </style:style>
    <style:style style:name="P34" style:family="paragraph" style:parent-style-name="Standard">
      <style:text-properties officeooo:paragraph-rsid="0017d64d"/>
    </style:style>
    <style:style style:name="P35" style:family="paragraph" style:parent-style-name="Standard">
      <style:text-properties fo:font-weight="bold" officeooo:rsid="0027bd00" officeooo:paragraph-rsid="0027bd00" style:font-weight-asian="bold" style:font-weight-complex="bold"/>
    </style:style>
    <style:style style:name="P36" style:family="paragraph" style:parent-style-name="Table_20_Contents">
      <style:text-properties officeooo:paragraph-rsid="0027bd00"/>
    </style:style>
    <style:style style:name="T1" style:family="text">
      <style:text-properties officeooo:rsid="00124e1d"/>
    </style:style>
    <style:style style:name="T2" style:family="text">
      <style:text-properties officeooo:rsid="001943fb"/>
    </style:style>
    <style:style style:name="T3" style:family="text">
      <style:text-properties officeooo:rsid="001c319e"/>
    </style:style>
    <style:style style:name="T4" style:family="text">
      <style:text-properties officeooo:rsid="001f4911"/>
    </style:style>
    <style:style style:name="T5" style:family="text">
      <style:text-properties officeooo:rsid="00212dc0"/>
    </style:style>
    <style:style style:name="T6" style:family="text">
      <style:text-properties officeooo:rsid="0022c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8"/>
      <text:p text:style-name="Standard"/>
      <text:p text:style-name="Standard"/>
      <text:p text:style-name="P17">Встреча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">я не проив, но я бы хотела вначале больше узнать о человеке, который пришлашает меня) </text:p>
            <text:p text:style-name="P12">у меня довольно мало свободного времени из-за учебы и практики, и я очень ценю его</text:p>
            <text:p text:style-name="P12">расскажи мне еще что-нибудь интересное о себе)</text:p>
            <text:p text:style-name="P12">какой ты, как человек?</text:p>
          </table:table-cell>
        </table:table-row>
        <table:table-row>
          <table:table-cell table:style-name="Table4.A2" office:value-type="string">
            <text:p text:style-name="P10">но я бы хотела вначале узнать, <text:s/>с кем мне предстоим идти на свидание))</text:p>
            <text:p text:style-name="P10"/>
            <text:p text:style-name="P4"><text:bookmark-start text:name="__DdeLink__1470_1533835727"/>если честно, у меня обычо не так много времени, поэтому я бы хотела вначале получше узнать человека, прежде, чем ехать на встречу<text:bookmark-end text:name="__DdeLink__1470_1533835727"/></text:p>
          </table:table-cell>
        </table:table-row>
        <table:table-row>
          <table:table-cell table:style-name="Table4.A2" office:value-type="string">
            <text:p text:style-name="Table_20_Contents">Но сам понимаешь - времени у меня действительно мало, а хочется успеть очень много, и как можно более интересного. Поэтому я бы хотела для начала узнать побольше о человеке, с которым мне, возможно, предстоит увидеться как минимум один раз)))</text:p>
          </table:table-cell>
        </table:table-row>
        <table:table-row>
          <table:table-cell table:style-name="Table4.A2" office:value-type="string">
            <text:p text:style-name="Table_20_Contents"/>
          </table:table-cell>
        </table:table-row>
      </table:table>
      <text:p text:style-name="P15"/>
      <text:p text:style-name="P35">Чё по свиданке?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Standard">и что же может ждать меня на нашей предполагаемой встрече?)</text:p>
            <text:p text:style-name="Table_20_Contents"/>
          </table:table-cell>
        </table:table-row>
        <table:table-row>
          <table:table-cell table:style-name="Table12.A2" office:value-type="string">
            <text:p text:style-name="P36">и еще немаловажный вопрос - какой ты видишь цель общения со мной?) только ответь пожалуйста честно и прямолинейно. Я чувствую, что ты - мужчина, как говорят, со стержнем, в себе уверенный, и не станешь ходить вокруг да около</text:p>
          </table:table-cell>
        </table:table-row>
        <table:table-row>
          <table:table-cell table:style-name="Table12.A2" office:value-type="string">
            <text:p text:style-name="P36"/>
          </table:table-cell>
        </table:table-row>
        <table:table-row>
          <table:table-cell table:style-name="Table12.A2" office:value-type="string">
            <text:p text:style-name="Table_20_Contents"/>
          </table:table-cell>
        </table:table-row>
      </table:table>
      <text:p text:style-name="P35"/>
      <text:p text:style-name="P15"/>
      <text:p text:style-name="P17">Телефон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text:span text:style-name="T4">я</text:span> бы с этим повременила. <text:line-break/><text:span text:style-name="T4">я</text:span> меня было два очень неприятных опыта, связанных <text:span text:style-name="T4">с этим</text:span><text:line-break/><text:line-break/><text:span text:style-name="T5">тут недавно</text:span> один приличный и приятный с виду молодой человек познакомился со мной, предложил встретиться, <text:span text:style-name="T5">попросил</text:span> мой номер. А потом началось... Какие-то похотивые смски, звонки среди ночи с похабными предложениями... </text:p>
            <text:p text:style-name="P21"/>
            <text:p text:style-name="P21"><text:span text:style-name="T4">ф</text:span>ункция "Черный список" у меня работает отлично, но начались звонки с других номеров. Я неделю не могла телефон с беззвучного снять из-за этого психа! Пришлось номер менять. </text:p>
            <text:p text:style-name="P21"><text:line-break/>А второй случай еще лучше. Всё то же самое, только человек был с настолько изощрённой фантазией, что я боялась, что он действительно узнает, где я живу, и, <text:span text:style-name="T4">ну, в общем, ты понял</text:span>... Поэтому я не очень люблю давать свой номер, извини<text:line-break/></text:p>
            <text:p text:style-name="Standard">я, конечно, надеюсь, что ты не такой, но, тем не менее, какие-то предрассудки перед обменом личными данными и излишне настойчивыми людьми у меня остались...</text:p>
            <text:p text:style-name="Standard"/>
            <text:p text:style-name="P22">В общем, я не против общаться, например, в вотсапе, но для начала я бы хотела познакомиться поближе</text:p>
          </table:table-cell>
        </table:table-row>
        <text:soft-page-break/>
        <table:table-row>
          <table:table-cell table:style-name="Table7.A2" office:value-type="string">
            <text:p text:style-name="P24"><text:span text:style-name="T5">После свидания</text:span><text:line-break/><text:line-break/><text:span text:style-name="T5">тут недавно</text:span> один приличный и приятный с виду молодой человек познакомился со мной, предложил встретиться, <text:span text:style-name="T5">попросил</text:span> мой номер. </text:p>
          </table:table-cell>
        </table:table-row>
        <table:table-row>
          <table:table-cell table:style-name="Table7.A2" office:value-type="string">
            <text:p text:style-name="Table_20_Contents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7"/>
      <text:p text:style-name="P20">Пошлякам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я прошу прощения, я - девушка хоть и без всяких ненужных комплексов, но приличных взглядов. Я не против говорить на откровенные темы вместо того, чтобы ходить вокруг да около. Но не мог бы ты быть в общении со мной более галантным? Я, всё-таки, леди</text:p>
          </table:table-cell>
        </table:table-row>
        <table:table-row>
          <table:table-cell table:style-name="Table10.A2" office:value-type="string">
            <text:p text:style-name="P32"/>
          </table:table-cell>
        </table:table-row>
        <table:table-row>
          <table:table-cell table:style-name="Table10.A2" office:value-type="string">
            <text:p text:style-name="P25">хотя, твоя откровенная манера общения уже очень выделяет тебя на фоне остальных))</text:p>
            <text:p text:style-name="P25"/>
            <text:p text:style-name="P25">первый, кто говорит откровенно, но в хоть каких-то приемлимых рамках, и остроумно)</text:p>
          </table:table-cell>
        </table:table-row>
        <table:table-row>
          <table:table-cell table:style-name="Table10.A2" office:value-type="string">
            <text:p text:style-name="P32">хоть говоришь ты о вешах, о которых зачастую не принято говорить с девушкой при первом же общении, но ты хотя бы не присылаешь фотографии своего ...)))</text:p>
          </table:table-cell>
        </table:table-row>
      </table:table>
      <text:p text:style-name="P19"/>
      <text:p text:style-name="P19"/>
      <text:p text:style-name="P17">Хочу приключений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я хотела отдо<text:span text:style-name="T6">х</text:span>нуть, развеяться. Я очень устаю от работы и учебы. Больше почти ни на что времени не остаётся. Решила на сайте знакомств зарегистрироваться</text:p>
            <text:p text:style-name="Table_20_Contents"/>
            <text:p text:style-name="Table_20_Contents">чтобы найти кого-то, с кем можно было бы хорошо и интересно провести время)</text:p>
          </table:table-cell>
        </table:table-row>
        <table:table-row>
          <table:table-cell table:style-name="Table8.A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</table:table-row>
      </table:table>
      <text:p text:style-name="P17"/>
      <text:p text:style-name="P18">Селфи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-<text:span text:style-name="T5">скинь селфи</text:span></text:p>
            <text:p text:style-name="Table_20_Contents"/>
            <text:p text:style-name="Table_20_Contents">-<text:span text:style-name="T5">слушай, я пол часа назад нанесла маску для волос. И, если честно, пока ты не успел покорить моё сердце настолько, чтобы я побежала смывать её)) Вот когда пойму, что хочу тебя увидеть – тогда и маску смою, и оденусь не в халатик с кисами, и сфотографируюсь)))</text:span></text:p>
          </table:table-cell>
        </table:table-row>
        <table:table-row>
          <table:table-cell table:style-name="Table9.A2" office:value-type="string">
            <text:p text:style-name="Table_20_Contents"/>
          </table:table-cell>
        </table:table-row>
      </table:table>
      <text:p text:style-name="P18"/>
      <text:p text:style-name="P23"/>
      <text:p text:style-name="Standard"/>
      <text:p text:style-name="P1"/>
      <text:p text:style-name="Standard"/>
      <text:p text:style-name="Standard"/>
      <text:p text:style-name="P1"><text:soft-page-break/>и, если честно, я немного опасаюсь местную публику)) я бы хотела убедиться, что ты не из таких)</text:p>
      <text:p text:style-name="Standard">не маньяк и не извращенец))</text:p>
      <text:p text:style-name="Standard"/>
      <text:p text:style-name="Standard">если бы ту тебя за пол часа два раза спросили, любишь ли ты сосать и прислали свой, извините, х..., то ты бы тоже стал опасаться за свою жизнь)))</text:p>
      <text:p text:style-name="P29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Вообще - учусь, прохожу практику, танцую в свободное время, гуляю в разных интересных местах и прочими приятными вещами занимаюсь)</text:p>
          </table:table-cell>
        </table:table-row>
        <table:table-row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</table:table-cell>
        </table:table-row>
      </table:table>
      <text:p text:style-name="P11"/>
      <text:p text:style-name="P11"/>
      <text:p text:style-name="P26">О плохом свидании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3">когда общались на сайте, он был очень обаятельным и вежливым. А когда встретились - мало того, что пришел одетый как в спортзал, то, что пришел без цветом - ладно, я могу понять. Но в общении он оказался полным эгоистом и хамом. Вообще не слушал меня, говорил о каких-то вещах, интересных только ему. А потом вообще начал трогать меня!</text:p>
          </table:table-cell>
        </table:table-row>
        <table:table-row>
          <table:table-cell table:style-name="Table11.A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Table_20_Contents"/>
          </table:table-cell>
        </table:table-row>
      </table:table>
      <text:p text:style-name="P26"/>
      <text:p text:style-name="P11"/>
      <text:p text:style-name="P11"/>
      <text:p text:style-name="P11">О правильном поведении мужчин:</text:p>
      <text:p text:style-name="P11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не люблю таких, которые сильно пристают. Мужчина привлекателен тогда, когда он - джентельмен, а не обезьяна</text:p>
          </table:table-cell>
        </table:table-row>
        <table:table-row>
          <table:table-cell table:style-name="Table3.A2" office:value-type="string">
            <text:p text:style-name="P2">умный, добрый, интересный, <text:span text:style-name="T2">уверенный в себе, </text:span>заботливый, чтобы рядом с ним можно было почувствовать себя маленькой девочкой))</text:p>
          </table:table-cell>
        </table:table-row>
        <table:table-row>
          <table:table-cell table:style-name="Table3.A2" office:value-type="string">
            <text:p text:style-name="Standard">хорошо, если это действительно так... среди моих сверстников очень много тех, кто пытается скрыться за внешней маской...</text:p>
            <text:p text:style-name="Standard">за хамоватостью и инпульсивностью скрывают свою неопытность и неуверенность</text:p>
            <text:p text:style-name="Standard">а ведь это не самых плохие качества. Думаю, в какие-то моменты они присущи каждому. И я считаю, что лучше быть честным и достойным человеком. Тогда на такие небольшие недостатки и внимание обращать не будут</text:p>
            <text:p text:style-name="Standard">Но они этого не понимают...</text:p>
          </table:table-cell>
        </table:table-row>
        <table:table-row>
          <table:table-cell table:style-name="Table3.A2" office:value-type="string">
            <text:p text:style-name="P6">я считаю, что важное качество мужчины – уметь делать правильные вещи в правильное время</text:p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</table:table>
      <text:p text:style-name="P5"/>
      <text:p text:style-name="P7"/>
      <text:p text:style-name="P5"/>
      <text:p text:style-name="P5"><text:soft-page-break/></text:p>
      <text:p text:style-name="P5"/>
      <text:p text:style-name="P5"/>
      <text:p text:style-name="P14">Разврат: про фри-лав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7">то есть, я не против того, если мужчина скажет мне, что он хочет попробовать с кем-то еще. Но главное - чтобы в отношениях была честность и доверие <text:s text:c="52"/><text:line-break/><text:span text:style-name="T1">т</text:span>ем более, что то, о чем мы говорим - это очень сильное желание. И я считаю, что если он будет долго подавлять в себе такие желания, то однажды может сорваться</text:p>
          </table:table-cell>
        </table:table-row>
        <table:table-row>
          <table:table-cell table:style-name="Table1.A2" office:value-type="string">
            <text:p text:style-name="P8">Про секс до отношений:</text:p>
            <text:p text:style-name="Standard">ты понимаешь, что я себя очень ценю и уважаю, и не готова тратить свою жизнь на то, что мне не нравится</text:p>
            <text:p text:style-name="Standard">но изображать показную скромность я не люблю - пусть лучше со мной будут те люди, которые смогут воспринимтаь меня такой, какая я на самом деле</text:p>
            <text:p text:style-name="Standard">Поэтому скажу прямо - для меня учень важно, чтобы мужчина подходил мне не только как человек, но и в том числе - в сексе</text:p>
            <text:p text:style-name="Standard">поэтому я не готова считать человека своим мужчиной, пока не пойму, что он меня устраивает во всём, что мне важно</text:p>
          </table:table-cell>
        </table:table-row>
        <table:table-row>
          <table:table-cell table:style-name="Table1.A2" office:value-type="string">
            <text:p text:style-name="P30">Про увлечения</text:p>
            <text:p text:style-name="P31">Когда было побольше времени, увлекалась очень многими вещами. Сейчас время остаётся только на танцы и книги</text:p>
          </table:table-cell>
        </table:table-row>
        <table:table-row>
          <table:table-cell table:style-name="Table1.A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</table:table-row>
      </table:table>
      <text:p text:style-name="P5"/>
      <text:p text:style-name="P5"/>
      <text:p text:style-name="P9">Хорошие вопросы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мне тут в голову вот какой вопрос пришел - какие качества ты ценишь в себе больше всего и каких тебе, как ты считаешь, не хватает?</text:p>
          </table:table-cell>
        </table:table-row>
        <table:table-row>
          <table:table-cell table:style-name="Table2.A2" office:value-type="string">
            <text:p text:style-name="Table_20_Contents">а чем я тебе нравлюсь?</text:p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</table:table-row>
      </table:table>
      <text:p text:style-name="P9"/>
      <text:p text:style-name="P13">Романтические беседы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так странно - я ведь тебя еще ни разу не видела, но уже представляю себя тебе) Интересно, носколько ты будешь похож на то, каким я тебя себе воображаю...))</text:p>
          </table:table-cell>
        </table:table-row>
        <table:table-row>
          <table:table-cell table:style-name="Table5.A2" office:value-type="string">
            <text:p text:style-name="Table_20_Contents">высокий, с добрыми глазами, с мягким приятным голосом, с сильными нежными руками, заботливый, спокойный, в хорошем смысле импульсивный - ты заряжаешь меня какой-то уверенностью и доброй энергией, по хорошему импульсивный - быстро принимаешь решения и идёшь до конца, я представляю с тобой себя, как на корабле - большом, сильном, который мчится куда-то, а я - отдаюсь его волнам и, окруженная заботой и лаской, наслаждаюсь таким стремительным плаваньем</text:p>
          </table:table-cell>
        </table:table-row>
        <table:table-row>
          <table:table-cell table:style-name="Table5.A2" office:value-type="string">
            <text:p text:style-name="Standard"><text:span text:style-name="T3">Я:-</text:span>я буду со всех сил держать себя в руках)))</text:p>
            <text:p text:style-name="Standard">Саша: А что думаешь захочется?)</text:p>
            <text:p text:style-name="Standard"><text:soft-page-break/>Маша: если ты действительно такой, каким я себе тебя представляю, то может и захотеться)</text:p>
          </table:table-cell>
        </table:table-row>
        <table:table-row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5:25:56.746224090</meta:creation-date>
    <meta:editing-duration>PT5H25M57S</meta:editing-duration>
    <meta:editing-cycles>19</meta:editing-cycles>
    <meta:generator>LibreOffice/4.3.3.2$Linux_x86 LibreOffice_project/430m0$Build-2</meta:generator>
    <dc:date>2017-11-28T01:14:12.847505701</dc:date>
    <meta:document-statistic meta:table-count="12" meta:image-count="0" meta:object-count="0" meta:page-count="5" meta:paragraph-count="61" meta:word-count="1098" meta:character-count="6679" meta:non-whitespace-character-count="5577"/>
  </office:meta>
</office:document-meta>
</file>